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P13" style:family="paragraph" style:parent-style-name="Text_20_body" style:list-style-name="L7">
      <style:paragraph-properties fo:margin-top="0cm" fo:margin-bottom="0cm" loext:contextual-spacing="false"/>
    </style:style>
    <style:style style:name="P14" style:family="paragraph" style:parent-style-name="Text_20_body" style:list-style-name="L8">
      <style:paragraph-properties fo:margin-top="0cm" fo:margin-bottom="0cm" loext:contextual-spacing="false"/>
    </style:style>
    <style:style style:name="P15" style:family="paragraph" style:parent-style-name="Text_20_body" style:list-style-name="L9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../../../caseywatts/3d8150fe04e0d8462cfc4d51b9856d39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caseywatts/3d8150fe04e0d8462cfc4d51b9856d39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caseywatts/3d8150fe04e0d8462cfc4d51b9856d39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caseywatts/3d8150fe04e0d8462cfc4d51b9856d39/fork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caseywatts/3d8150fe04e0d8462cfc4d51b9856d39/fork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gist.github.com/caseywatts" text:style-name="Internet_20_link" text:visited-style-name="Visited_20_Internet_20_Link">caseywatts</text:a>/<text:a xlink:type="simple" xlink:href="https://gist.github.com/caseywatts/3d8150fe04e0d8462cfc4d51b9856d39" text:style-name="Internet_20_link" text:visited-style-name="Visited_20_Internet_20_Link"><text:span text:style-name="Strong_20_Emphasis">0-self-publishing.md</text:span></text:a> </text:h>
      <text:p text:style-name="P10">Self-Publishing via Markdown </text:p>
      <text:section text:style-name="Sect1" text:name="file-0-self-publishing-md">
        <text:p text:style-name="P10"/>
      </text:section>
      <text:p text:style-name="P10"><text:a xlink:type="simple" xlink:href="https://gist.github.com/caseywatts/3d8150fe04e0d8462cfc4d51b9856d39#file-0-self-publishing-md" text:style-name="Internet_20_link" text:visited-style-name="Visited_20_Internet_20_Link"><text:span text:style-name="Strong_20_Emphasis">0-self-publishing.md </text:span></text:a></text:p>
      <text:section text:style-name="Sect1" text:name="file-0-self-publishing-md-readme">
        <text:p text:style-name="Text_20_body">short url: <text:a xlink:type="simple" xlink:href="http://caseywatts.com/selfpublish" text:style-name="Internet_20_link" text:visited-style-name="Visited_20_Internet_20_Link"><text:span text:style-name="Source_20_Text">caseywatts.com/selfpublish</text:span></text:a></text:p>
        <text:p text:style-name="Horizontal_20_Line"/>
        <text:p text:style-name="Text_20_body"><text:span text:style-name="Source_20_Text">Markdown</text:span> --&gt; <text:span text:style-name="Source_20_Text">PDF</text:span> (as a booklet!)</text:p>
        <text:p text:style-name="Text_20_body"><text:span text:style-name="Source_20_Text">Markdown</text:span> --&gt; <text:span text:style-name="Source_20_Text">EPUB</text:span> and <text:span text:style-name="Source_20_Text">MOBI</text:span></text:p>
        <text:p text:style-name="Text_20_body">I'm working on a book, "Debugging Your Brain" which I plan to self-publish. I'm writing the chapters in Markdown, and I want to have it both printed on paperback and available as an eBook on Kindle etc. Here are the tools I used to get my markdown files (from my Jekyll based blog) into the PDF, EPUB, and MOBI formats.<text:bookmark text:name="user-content-overview"/></text:p>
      </text:section>
      <text:h text:style-name="Heading_20_2" text:outline-level="2">Overview</text:h>
      <text:list xml:id="list1798830704" text:style-name="L5">
        <text:list-item>
          <text:p text:style-name="P11"><text:span text:style-name="Source_20_Text">pandoc</text:span> is a command line tool used to convert from certain file types to other file types </text:p>
        </text:list-item>
        <text:list-item>
          <text:p text:style-name="P11"><text:span text:style-name="Source_20_Text">latex</text:span> is a typesetting language / software used to make pdfs. I've seen this used most often in academia that uses equations, like math, physics, and computer science classes in undergraduate. </text:p>
        </text:list-item>
        <text:list-item>
          <text:p text:style-name="P11"><text:span text:style-name="Source_20_Text">epub</text:span> is the standard eBook format. As far as I've seen, this is used by everything except Kindle. </text:p>
        </text:list-item>
        <text:list-item>
          <text:p text:style-name="P5"><text:span text:style-name="Source_20_Text">mobi</text:span> is Kindle's eBook format. We'll use kindle's command line tool to convert an epub to mobi. </text:p>
        </text:list-item>
      </text:list>
      <text:h text:style-name="Heading_20_2" text:outline-level="2"><text:bookmark text:name="user-content-pandoc-setup"/>Pandoc Setup</text:h>
      <text:p text:style-name="Text_20_body">pandoc is the main tool to convert markdown to other things.</text:p>
      <text:p text:style-name="Text_20_body">Here is their official page with installation instructions: <text:a xlink:type="simple" xlink:href="https://pandoc.org/installing.html#linux" text:style-name="Internet_20_link" text:visited-style-name="Visited_20_Internet_20_Link">https://pandoc.org/installing.html#linux</text:a></text:p>
      <text:h text:style-name="Heading_20_3" text:outline-level="3"><text:bookmark text:name="user-content-my-linux-setup"/>My Linux Setup</text:h>
      <text:p text:style-name="Text_20_body">To install an older version just to get you running:</text:p>
      <text:p text:style-name="Preformatted_20_Text"><text:span text:style-name="Source_20_Text">sudo apt-get update </text:span></text:p>
      <text:p text:style-name="P1"><text:span text:style-name="Source_20_Text">sudo apt-get install pandoc</text:span></text:p>
      <text:p text:style-name="Text_20_body">To install a more recent version instead, copy the url to the latest <text:span text:style-name="Source_20_Text">.deb</text:span> package from <text:a xlink:type="simple" xlink:href="https://github.com/jgm/pandoc/releases/latest" text:style-name="Internet_20_link" text:visited-style-name="Visited_20_Internet_20_Link">THIS PAGE</text:a> and download and install it using something like this:</text:p>
      <text:p text:style-name="Preformatted_20_Text"><text:span text:style-name="Source_20_Text">curl -L https://github.com/jgm/pandoc/releases/download/2.10/pandoc-2.10-1-amd64.deb &gt; pandocinstaller.deb </text:span></text:p>
      <text:p text:style-name="P1"><text:span text:style-name="Source_20_Text">sudo dpkg -i pandocinstaller.deb</text:span></text:p>
      <text:section text:style-name="Sect1" text:name="Seção1">
        <text:p text:style-name="Text_20_body"><text:bookmark text:name="file-0-self-publishing-md"/></text:p>
        <text:section text:style-name="Sect1" text:name="Seção2">
          <text:h text:style-name="Heading_20_2" text:outline-level="2"><text:bookmark text:name="file-0-self-publishing-md-readme"/><text:soft-page-break/>Amazon Self-Publishing</text:h>
          <text:p text:style-name="Text_20_body">Amazon Royalties: <text:a xlink:type="simple" xlink:href="https://blog.reedsy.com/amazon-self-publishing-royalties/  " text:style-name="Internet_20_link" text:visited-style-name="Visited_20_Internet_20_Link">https://blog.reedsy.com/amazon-self-publishing-royalties/  </text:a> <text:a xlink:type="simple" xlink:href="https://kdp.amazon.com/en_US/help/topic/G201834330  " text:style-name="Internet_20_link" text:visited-style-name="Visited_20_Internet_20_Link">https://kdp.amazon.com/en_US/help/topic/G201834330  </text:a></text:p>
          <text:p text:style-name="Text_20_body"><text:a xlink:type="simple" xlink:href="https://www.amazon.com/gp/seller-account/mm-summary-page.html/ref=footer_publishing?ld=AZFooterSelfPublish&amp;topic=200260520&amp;ie=UTF8   https://kdp.amazon.com/en_US/help/topic/G200735480 " text:style-name="Internet_20_link" text:visited-style-name="Visited_20_Internet_20_Link">https://www.amazon.com/gp/seller-account/mm-summary-page.html/ref=footer_publishing?ld=AZFooterSelfPublish&amp;topic=200260520&amp;ie=UTF8   https://kdp.amazon.com/en_US/help/topic/G200735480 </text:a></text:p>
        </text:section>
      </text:section>
      <text:section text:style-name="Sect1" text:name="file-1-self-publishing-ebook-md">
        <text:p text:style-name="Text_20_body"/>
      </text:section>
      <text:p text:style-name="P10"><text:a xlink:type="simple" xlink:href="https://gist.github.com/caseywatts/3d8150fe04e0d8462cfc4d51b9856d39#file-1-self-publishing-ebook-md" text:style-name="Internet_20_link" text:visited-style-name="Visited_20_Internet_20_Link"><text:span text:style-name="Strong_20_Emphasis">1-self-publishing-ebook.md </text:span></text:a></text:p>
      <text:section text:style-name="Sect1" text:name="file-1-self-publishing-ebook-md-readme">
        <text:p text:style-name="Text_20_body">first set up <text:span text:style-name="Source_20_Text">pandoc</text:span> (above)<text:bookmark text:name="user-content-markdown-to-ebook"/></text:p>
      </text:section>
      <text:h text:style-name="Heading_20_2" text:outline-level="2">Markdown to eBook</text:h>
      <text:p text:style-name="Text_20_body">To get your markdown into an eBook format, you'll first convert it to <text:span text:style-name="Source_20_Text">epub</text:span> which <text:span text:style-name="Source_20_Text">pandoc</text:span> can do on its own. Many eBook readers can use <text:span text:style-name="Source_20_Text">epub</text:span> directly. To make a file compatible with Kindle, you'll then need to convert the <text:span text:style-name="Source_20_Text">epub</text:span> file to <text:span text:style-name="Source_20_Text">mobi</text:span> using the <text:span text:style-name="Source_20_Text">kindlegen</text:span> command line command.</text:p>
      <text:h text:style-name="Heading_20_3" text:outline-level="3"><text:bookmark text:name="user-content-markdown-to-epub"/>Markdown to EPUB</text:h>
      <text:p text:style-name="P1"><text:span text:style-name="Source_20_Text">pandoc -o BOOKTITLE.epub -f markdown_github -t epub SOURCE1.md SOURCE2.md</text:span></text:p>
      <text:h text:style-name="Heading_20_3" text:outline-level="3"><text:bookmark text:name="user-content-markdown-to-mobi"/>Markdown to MOBI</text:h>
      <text:p text:style-name="Text_20_body">Update: The command line method below is not working for me lately, so I am using the <text:a xlink:type="simple" xlink:href="http://www.amazon.com/kindleformat/kindlepreviewer" text:style-name="Internet_20_link" text:visited-style-name="Visited_20_Internet_20_Link">Kindle Previewer</text:a> app for conversion instead.</text:p>
      <text:p text:style-name="Text_20_body">Kindle needs <text:span text:style-name="Source_20_Text">mobi</text:span> files. You can use the <text:span text:style-name="Source_20_Text">kindlegen</text:span> command line command to convert <text:span text:style-name="Source_20_Text">epub</text:span> to <text:span text:style-name="Source_20_Text">mobi</text:span>. I got this download trick from <text:a xlink:type="simple" xlink:href="https://www.howtogeek.com/howto/uncategorized/linux-quicktip-downloading-and-un-tarring-in-one-step/" text:style-name="Internet_20_link" text:visited-style-name="Visited_20_Internet_20_Link">this article</text:a>, and the single-file-extract trick from <text:a xlink:type="simple" xlink:href="https://www.cyberciti.biz/faq/linux-unix-extracting-specific-files/" text:style-name="Internet_20_link" text:visited-style-name="Visited_20_Internet_20_Link">this article</text:a>.</text:p>
      <text:list xml:id="list1731237033" text:style-name="L6">
        <text:list-item>
          <text:p text:style-name="P12">Get the most recent download url for the kindlegen "Linux Download" from the <text:a xlink:type="simple" xlink:href="https://www.amazon.com/gp/feature.html?ie=UTF8&amp;docId=1000765211" text:style-name="Internet_20_link" text:visited-style-name="Visited_20_Internet_20_Link">kindlegen webpage</text:a>. </text:p>
        </text:list-item>
        <text:list-item>
          <text:p text:style-name="P6">Download, un-tar (unzip), and move the executable to <text:span text:style-name="Source_20_Text">/usr/bin</text:span> so it will available as a command. </text:p>
        </text:list-item>
      </text:list>
      <text:p text:style-name="Preformatted_20_Text"><text:span text:style-name="Source_20_Text">curl KINDLEGEN_DOWNLOAD_URL | tar xvz kindlegen</text:span></text:p>
      <text:p text:style-name="P1"><text:span text:style-name="Source_20_Text">sudo mv kindlegen /usr/bin/kindlegen</text:span></text:p>
      <text:p text:style-name="Text_20_body">Confirm you have it by restarting your terminal and running:</text:p>
      <text:p text:style-name="P1"><text:span text:style-name="Source_20_Text">kindlegen -v</text:span></text:p>
      <text:section text:style-name="Sect1" text:name="Seção3">
        <text:p text:style-name="Text_20_body"><text:bookmark text:name="file-1-self-publishing-ebook-md"/></text:p>
        <text:section text:style-name="Sect1" text:name="Seção4">
          <text:h text:style-name="Heading_20_2" text:outline-level="2"><text:bookmark text:name="file-1-self-publishing-ebook-md-readme"/>Managing Custom Kindle Content</text:h>
          <text:list xml:id="list622263036" text:style-name="L7">
            <text:list-item>
              <text:p text:style-name="P13">You can add these <text:span text:style-name="Source_20_Text">.mobi</text:span> files to your kindle device by emailing them to an email address Kindle gives you on the settings page. </text:p>
            </text:list-item>
            <text:list-item>
              <text:p text:style-name="P7">You can remove old drafts via Amazon in the browser under "Content and Devices." Emailed files are not under "books" which is the default view, but under "docs." </text:p>
            </text:list-item>
          </text:list>
        </text:section>
      </text:section>
      <text:section text:style-name="Sect1" text:name="file-2-self-publishing-booklet-md">
        <text:p text:style-name="Text_20_body"><text:soft-page-break/></text:p>
      </text:section>
      <text:p text:style-name="P10"><text:a xlink:type="simple" xlink:href="https://gist.github.com/caseywatts/3d8150fe04e0d8462cfc4d51b9856d39#file-2-self-publishing-booklet-md" text:style-name="Internet_20_link" text:visited-style-name="Visited_20_Internet_20_Link"><text:span text:style-name="Strong_20_Emphasis">2-self-publishing-booklet.md </text:span></text:a></text:p>
      <text:section text:style-name="Sect1" text:name="file-2-self-publishing-booklet-md-readme">
        <text:p text:style-name="Text_20_body">first set up <text:span text:style-name="Source_20_Text">pandoc</text:span> (above)<text:bookmark text:name="user-content-markdown-to-printed-booklet"/></text:p>
      </text:section>
      <text:h text:style-name="Heading_20_2" text:outline-level="2">Markdown to Printed Booklet</text:h>
      <text:h text:style-name="Heading_20_3" text:outline-level="3"><text:bookmark text:name="user-content-getting-the-pdflatex-command"/>Getting the pdflatex command</text:h>
      <text:p text:style-name="Text_20_body">To use pandoc to generate pdf you must have the <text:span text:style-name="Source_20_Text">pdflatex</text:span> command line command installed. The easiest way to get that is through these texlive packages. I got this trick from <text:a xlink:type="simple" xlink:href="https://gist.github.com/rain1024/98dd5e2c6c8c28f9ea9d" text:style-name="Internet_20_link" text:visited-style-name="Visited_20_Internet_20_Link">this github gist</text:a>.</text:p>
      <text:p text:style-name="Preformatted_20_Text"><text:span text:style-name="Source_20_Text">sudo apt-get install texlive-latex-base</text:span></text:p>
      <text:p text:style-name="Preformatted_20_Text"><text:span text:style-name="Source_20_Text">sudo apt-get install texlive-fonts-recommended</text:span></text:p>
      <text:p text:style-name="Preformatted_20_Text"><text:span text:style-name="Source_20_Text">sudo apt-get install texlive-fonts-extra</text:span></text:p>
      <text:p text:style-name="P1"><text:span text:style-name="Source_20_Text">sudo apt-get install texlive-latex-extra</text:span></text:p>
      <text:p text:style-name="Text_20_body">If these succeeded you should see a version number when you run this command:</text:p>
      <text:p text:style-name="P1"><text:span text:style-name="Source_20_Text">pdflatex -v</text:span></text:p>
      <text:h text:style-name="Heading_20_3" text:outline-level="3"><text:bookmark text:name="user-content-example-pdf-command"/>Example PDF Command</text:h>
      <text:p text:style-name="P1"><text:span text:style-name="Source_20_Text">pandoc --output OUTPUT_FILE_NAME.pdf  --from markdown_github+yaml_metadata_block --to latex SOURCE_FILE_1.md SOURCE_FILE_2.md</text:span></text:p>
      <text:list xml:id="list3026606472" text:style-name="L8">
        <text:list-item>
          <text:p text:style-name="P14"><text:span text:style-name="Source_20_Text">--from</text:span>: If you are using markdown pages from a Jekyll blog site, these files will be a combination of <text:span text:style-name="Source_20_Text">markdown_github</text:span> and <text:span text:style-name="Source_20_Text">yaml_metadata_block</text:span>, and we can combine these with the <text:span text:style-name="Source_20_Text">+</text:span>. </text:p>
        </text:list-item>
        <text:list-item>
          <text:p text:style-name="P14"><text:span text:style-name="Source_20_Text">--to</text:span>: to make a pdf we're using <text:span text:style-name="Source_20_Text">latex</text:span> as our intermediary </text:p>
        </text:list-item>
        <text:list-item>
          <text:p text:style-name="P8"><text:span text:style-name="Source_20_Text">--output</text:span>: put your destination file name here. If you want it to be a pdf, make sure the extension is <text:span text:style-name="Source_20_Text">.pdf</text:span>. For troubleshooting, you can change the file extension to <text:span text:style-name="Source_20_Text">.tex</text:span> to see the intermediary LaTeX file that's used to make the pdf. </text:p>
        </text:list-item>
      </text:list>
      <text:h text:style-name="Heading_20_3" text:outline-level="3"><text:bookmark text:name="user-content-latex-configuration"/>LaTeX Configuration  </text:h>
      <text:p text:style-name="Text_20_body">The main reference for this is Pandoc's <text:a xlink:type="simple" xlink:href="https://pandoc.org/MANUAL.html#creating-a-pdf" text:style-name="Internet_20_link" text:visited-style-name="Visited_20_Internet_20_Link">PDF creation documentation</text:a>.</text:p>
      <text:p text:style-name="Text_20_body">You can put LaTeX configuration in the yaml frontmatter block in the first file, and this will apply to all following pages as well. The frontmatter needs a <text:span text:style-name="Source_20_Text">---</text:span> at the top of your file, your context after that, and then another <text:span text:style-name="Source_20_Text">---</text:span> after, just like Jekyll blog posts. I opted to have a separate file for just this configuration versus having it at the top of my first chapter, but that's up to you.</text:p>
      <text:p text:style-name="Text_20_body">Gotcha: make sure your <text:span text:style-name="Source_20_Text">pandoc</text:span> command's <text:span text:style-name="Source_20_Text">--from</text:span> contains BOTH markdown and yaml frontmatter (see above).</text:p>
      <text:h text:style-name="Heading_20_4" text:outline-level="4"><text:bookmark text:name="user-content-latex-booklet-settings"/>LaTeX Booklet Settings</text:h>
      <text:p text:style-name="Text_20_body">To get latex to export to half-sheets, here are my yaml frontmatter with the booklet settings. I got some tips from <text:a xlink:type="simple" xlink:href="https://latex.org/forum/viewtopic.php?t=6329 https://tex.stackexchange.com/questions/393753/how-does-one-lay-out-a-book-w-2-pages-per-8-5x11" text:style-name="Internet_20_link" text:visited-style-name="Visited_20_Internet_20_Link">this post</text:a>. You can see the <text:span text:style-name="Source_20_Text">documentclass</text:span> options visually on <text:a xlink:type="simple" xlink:href="https://texblog.org/2013/02/13/latex-documentclass-options-illustrated/" text:style-name="Internet_20_link" text:visited-style-name="Visited_20_Internet_20_Link">this blog post</text:a>, and you can format them in yaml according to pandoc's <text:a xlink:type="simple" xlink:href="https://pandoc.org/MANUAL.html#variables-for-latex" text:style-name="Internet_20_link" text:visited-style-name="Visited_20_Internet_20_Link">Variables for LaTeX</text:a> section. Passing options to <text:soft-page-break/>the <text:span text:style-name="Source_20_Text">geometry</text:span> package is interesting, because you have to pass "paperheight=8.5in" as a string with quotes, not as a nested key:value pair like other things.</text:p>
      <text:p text:style-name="Preformatted_20_Text"><text:span text:style-name="Source_20_Text">---</text:span></text:p>
      <text:p text:style-name="Preformatted_20_Text"><text:span text:style-name="Source_20_Text">title: Debugging Your Brain</text:span></text:p>
      <text:p text:style-name="Preformatted_20_Text"><text:span text:style-name="Source_20_Text">author: Casey Watts</text:span></text:p>
      <text:p text:style-name="Preformatted_20_Text"><text:span text:style-name="Source_20_Text">documentclass: book</text:span></text:p>
      <text:p text:style-name="Preformatted_20_Text"><text:span text:style-name="Source_20_Text">classoption:</text:span></text:p>
      <text:p text:style-name="Preformatted_20_Text"><text:span text:style-name="Source_20_Text">- openany</text:span></text:p>
      <text:p text:style-name="Preformatted_20_Text"><text:span text:style-name="Source_20_Text">geometry:</text:span></text:p>
      <text:p text:style-name="Preformatted_20_Text"><text:span text:style-name="Source_20_Text">- "paperheight=8.5in"</text:span></text:p>
      <text:p text:style-name="Preformatted_20_Text"><text:span text:style-name="Source_20_Text">- "paperwidth=5.5in"</text:span></text:p>
      <text:p text:style-name="P1"><text:span text:style-name="Source_20_Text">---</text:span></text:p>
      <text:list xml:id="list407033313" text:style-name="L9">
        <text:list-item>
          <text:p text:style-name="P15"><text:span text:style-name="Source_20_Text">title</text:span> and <text:span text:style-name="Source_20_Text">author</text:span> go into the file's metadata as well as cover page </text:p>
        </text:list-item>
        <text:list-item>
          <text:p text:style-name="P15"><text:span text:style-name="Source_20_Text">documentclass: book</text:span> sets a lot of settings to reasonable ones for us (like asymmetrical margins to account for the book binding taking up space) </text:p>
        </text:list-item>
        <text:list-item>
          <text:p text:style-name="P15"><text:span text:style-name="Source_20_Text">openany</text:span> says that chapters can start on the left side pages as well as right </text:p>
        </text:list-item>
        <text:list-item>
          <text:p text:style-name="P9"><text:span text:style-name="Source_20_Text">geometry</text:span> settings here specify half of a "letter" sized piece of paper (folding the 11" side to be 5.5") </text:p>
        </text:list-item>
      </text:list>
      <text:h text:style-name="Heading_20_4" text:outline-level="4"><text:bookmark text:name="user-content-latex-double-spacing"/>LaTeX Double Spacing</text:h>
      <text:p text:style-name="Text_20_body">You may want to double-space the document for reviewers to write comments in. Add this to the bottom of your yaml frontmatter.</text:p>
      <text:p text:style-name="Preformatted_20_Text"><text:span text:style-name="Source_20_Text">---</text:span></text:p>
      <text:p text:style-name="Preformatted_20_Text"><text:span text:style-name="Source_20_Text">linestretch: 2</text:span></text:p>
      <text:p text:style-name="P1"><text:span text:style-name="Source_20_Text">---</text:span></text:p>
      <text:h text:style-name="Heading_20_3" text:outline-level="3"><text:bookmark text:name="user-content-adobe-booklet-printing"/>Adobe Booklet Printing</text:h>
      <text:p text:style-name="Text_20_body">Adobe PDF Reader has booklet printing built in! There is a "Booklet" setting under "Page Sizing &amp; Handling". See more detailed instructions in <text:a xlink:type="simple" xlink:href="https://helpx.adobe.com/acrobat/using/ways-print-pdfs.html#print_a_booklet" text:style-name="Internet_20_link" text:visited-style-name="Visited_20_Internet_20_Link">this Adobe help articl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7:11:54.288016413</meta:creation-date>
    <dc:date>2020-11-13T17:23:05.352755354</dc:date>
    <meta:editing-duration>PT1M1S</meta:editing-duration>
    <meta:editing-cycles>1</meta:editing-cycles>
    <meta:document-statistic meta:table-count="0" meta:image-count="0" meta:object-count="0" meta:page-count="4" meta:paragraph-count="86" meta:word-count="1018" meta:character-count="6480" meta:non-whitespace-character-count="5540"/>
    <meta:generator>LibreOffice/6.4.6.2$Linux_X86_64 LibreOffice_project/40$Build-2</meta:generator>
  </office:meta>
</office:document-meta>
</file>